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able_20_Contents">
      <style:text-properties officeooo:rsid="001a3af9" officeooo:paragraph-rsid="001a3af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2" style:family="paragraph" style:parent-style-name="Azione_20_sistema" style:list-style-name="L1">
      <style:text-properties officeooo:rsid="0015de8d" officeooo:paragraph-rsid="0015de8d"/>
    </style:style>
    <style:style style:name="P13" style:family="paragraph" style:parent-style-name="Table_20_Contents" style:list-style-name="L1">
      <style:text-properties officeooo:rsid="0018bc68" officeooo:paragraph-rsid="0015de8d"/>
    </style:style>
    <style:style style:name="P14" style:family="paragraph" style:parent-style-name="Table_20_Contents" style:list-style-name="L1">
      <style:text-properties officeooo:rsid="0018bc68" officeooo:paragraph-rsid="001a3af9"/>
    </style:style>
    <style:style style:name="P15" style:family="paragraph" style:parent-style-name="Table_20_Contents" style:list-style-name="L1">
      <style:text-properties officeooo:rsid="00280486" officeooo:paragraph-rsid="001c929b"/>
    </style:style>
    <style:style style:name="P16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7" style:family="paragraph" style:parent-style-name="Azione_20_attore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89e95"/>
    </style:style>
    <style:style style:name="T10" style:family="text">
      <style:text-properties officeooo:rsid="001a3af9"/>
    </style:style>
    <style:style style:name="T11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9">utente</text:span> d<text:span text:style-name="T8">a parte del personale </text:span><text:span text:style-name="T10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10">forma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28725247" text:style-name="Numerazione_20_UC">
              <text:list-item text:start-value="1">
                <text:p text:style-name="P16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1"/>
              </text:list-item>
              <text:list-item>
                <text:p text:style-name="Azione_20_sistema"><text:s/><text:span text:style-name="T7">Il sistema visualizza la scheda dell'utente con i dati personali dei campi:</text:span></text:p>
              </text:list-item>
            </text:list>
            <text:list xml:id="list1636812947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Nome</text:p>
                          </text:list-item>
                          <text:list-item>
                            <text:p text:style-name="P12">Cognome</text:p>
                          </text:list-item>
                          <text:list-item>
                            <text:p text:style-name="P13">Data di nascita</text:p>
                          </text:list-item>
                          <text:list-item>
                            <text:p text:style-name="P15"><text:span text:style-name="T11">E-mail</text:span></text:p>
                          </text:list-item>
                          <text:list-item>
                            <text:p text:style-name="P15"><text:span text:style-name="T11">Telefon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a. Nel caso in cui l'utente fosse un iscritto saranno visualizzati anche i seguenti campi:</text:p>
            <text:list xml:id="list1636814747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Comune di nascita</text:p>
                          </text:list-item>
                          <text:list-item>
                            <text:p text:style-name="P14">Residenza</text:p>
                          </text:list-item>
                          <text:list-item>
                            <text:p text:style-name="P14">Domicilio</text:p>
                          </text:list-item>
                          <text:list-item>
                            <text:p text:style-name="P14">Cognome genitore</text:p>
                          </text:list-item>
                          <text:list-item>
                            <text:p text:style-name="P14">Nome genito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9"/>
      <text:p text:style-name="P10">UC_A_<text:span text:style-name="T10">51</text:span>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8</meta:editing-cycles>
    <meta:generator>LibreOffice/3.6$MacOSX_x86 LibreOffice_project/da8c1e6-fd468f4-454e206-f42a4a9-143cfd</meta:generator>
    <dc:date>2012-10-24T12:58:20</dc:date>
    <meta:document-statistic meta:table-count="1" meta:image-count="0" meta:object-count="0" meta:page-count="1" meta:paragraph-count="28" meta:word-count="161" meta:character-count="1041" meta:non-whitespace-character-count="916"/>
  </office:meta>
</office:document-meta>
</file>